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abaece" officeooo:paragraph-rsid="007e3c99"/>
    </style:style>
    <style:style style:name="P2" style:family="paragraph" style:parent-style-name="Standard">
      <style:text-properties officeooo:rsid="00b0fea4" officeooo:paragraph-rsid="00b0fea4"/>
    </style:style>
    <style:style style:name="P3" style:family="paragraph" style:parent-style-name="Standard">
      <style:text-properties officeooo:rsid="00b2dbfa" officeooo:paragraph-rsid="00b2dbfa"/>
    </style:style>
    <style:style style:name="P4" style:family="paragraph" style:parent-style-name="Standard">
      <style:text-properties officeooo:rsid="00b3b262" officeooo:paragraph-rsid="00b3b262"/>
    </style:style>
    <style:style style:name="T1" style:family="text">
      <style:text-properties officeooo:rsid="00b2dbfa"/>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office:automatic-styles>
  <office:body>
    <office:text>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 text:anchor-type="page" text:anchor-page-number="1" svg:x="0in" svg:y="0in" svg:width="7.5835in" svg:height="0.9374in" draw:z-index="0">
        <draw:floating-frame draw:frame-name="google_ads_iframe_/18190176,22488008280/AdThrive_Content/5c9b6001b80bec0dfaf0b493_4"/>
      </draw:frame>
      <draw:frame draw:style-name="fr1" draw:name="Object3" text:anchor-type="page" text:anchor-page-number="1" svg:x="0in" svg:y="0in" svg:width="7.5835in" svg:height="0.9374in" draw:z-index="1">
        <draw:floating-frame draw:frame-name="google_ads_iframe_/18190176,22488008280/AdThrive_Content/5c9b6001b80bec0dfaf0b493_16"/>
      </draw:frame>
      <text:p text:style-name="P1"/>
      <text:p text:style-name="P1"/>
      <text:p text:style-name="P2">1. <text:span text:style-name="T1">Auto car-play and android auto</text:span></text:p>
      <text:p text:style-name="P2"/>
      <text:p text:style-name="P2"><text:tab/><text:span text:style-name="T1">WE can connect them with wire or wireless and by this we can use the some apps of mobile like maps, whatsapp, spotify, amazon music system from HMI, we can also do phone calls.</text:span></text:p>
      <text:p text:style-name="P3">For carplay steps: </text:p>
      <text:p text:style-name="P3">carplay should be enabled on ur phone</text:p>
      <text:p text:style-name="P3">connect with usb cable</text:p>
      <text:p text:style-name="P3">After connecting u will be able to see some apps <text:s/>of your mobile in HMI and hence u can use trhem</text:p>
      <text:p text:style-name="P2"/>
      <text:p text:style-name="P2">2. <text:span text:style-name="T1">why we use auto car play or android auto</text:span></text:p>
      <text:p text:style-name="P2"><text:s text:c="4"/><text:span text:style-name="T1">Ease in calling </text:span></text:p>
      <text:p text:style-name="P2"><text:s text:c="4"/><text:span text:style-name="T1">Familliar UI</text:span></text:p>
      <text:p text:style-name="P2"><text:s text:c="4"/><text:span text:style-name="T1">Ease in navigation</text:span></text:p>
      <text:p text:style-name="P2"><text:s text:c="4"/><text:span text:style-name="T1">Large screen</text:span></text:p>
      <text:p text:style-name="P2"><text:s text:c="4"/><text:span text:style-name="T1">Real time traffic time googlr maps</text:span></text:p>
      <text:p text:style-name="P2"/>
      <text:p text:style-name="P4">Limitation</text:p>
      <text:p text:style-name="P4">Most cars still using wire connected auto car-play/androoid auto</text:p>
      <text:p text:style-name="P4">Limited USB slot</text:p>
      <text:p text:style-name="P4">Limited app will work in HMI</text:p>
      <text:p text:style-name="P4">Rely on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1-01T17:49:38.608876236</dc:date>
    <meta:editing-duration>PT9H12M54S</meta:editing-duration>
    <meta:editing-cycles>129</meta:editing-cycles>
    <meta:generator>LibreOffice/6.0.7.3$Linux_X86_64 LibreOffice_project/00m0$Build-3</meta:generator>
    <meta:document-statistic meta:table-count="0" meta:image-count="0" meta:object-count="2" meta:page-count="1" meta:paragraph-count="17" meta:word-count="123" meta:character-count="674" meta:non-whitespace-character-count="544"/>
  </office:meta>
</office:document-meta>
</file>